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 fo:border="0.002cm solid #000000"/>
    </style:style>
    <style:style style:name="ce3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22_08-39-2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7-01-22_08-39-2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1-22_08-39-1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7-01-21_24-56-4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1-21_24-56-4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1-21_19-46-03_000.jpg</text:p>
          </table:table-cell>
          <table:table-cell table:style-name="ce3" office:value-type="string">
            <text:p>:m 食べた物/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1-21_08-17-58_000.jpg</text:p>
          </table:table-cell>
          <table:table-cell table:style-name="ce3" office:value-type="string">
            <text:p>:m 食べた物/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1-21_07-41-52_000.jpg</text:p>
          </table:table-cell>
          <table:table-cell office:value-type="string">
            <text:p>:m other / steps / ご飯炊く　玄米　手順　やること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1-21_03-34-2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7-01-20_20-00-42_000.jpg</text:p>
          </table:table-cell>
          <table:table-cell table:style-name="ce3" office:value-type="string">
            <text:p>:m 食べた物/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1-20_19-23-09_000.jpg</text:p>
          </table:table-cell>
          <table:table-cell table:style-name="ce3" office:value-type="string">
            <text:p>:PHOTO 記録 / @自室 / サプリ　袋　亜鉛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1-20_19-22-58_000.jpg</text:p>
          </table:table-cell>
          <table:table-cell table:style-name="ce3" office:value-type="string">
            <text:p>:PHOTO 記録 / @自室 / サプリ　袋　亜鉛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1-20_15-40-32_000.jpg</text:p>
          </table:table-cell>
          <table:table-cell table:style-name="ce3" office:value-type="string">
            <text:p>:PHOTO 記録 / @自室 / 猫を捕まえる　袋　洗濯袋から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2017/01/22</text:date>, <text:time>09:18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09:18:03.80</dc:date>
    <dc:creator>岩淵 謙</dc:creator>
    <meta:generator>OpenOffice/4.1.3$Win32 OpenOffice.org_project/413m1$Build-9783</meta:generator>
    <meta:editing-duration>PT5M55S</meta:editing-duration>
    <meta:editing-cycles>4</meta:editing-cycles>
    <meta:document-statistic meta:table-count="1" meta:cell-count="42" meta:object-count="0"/>
  </office:meta>
</office:document-meta>
</file>